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176cm" fo:line-height="100%"/>
      <style:text-properties fo:color="#000000" style:font-name="Calibri2" fo:font-size="12pt" style:font-name-asian="Times New Roman1" style:font-size-asian="12pt" style:language-asian="cs" style:country-asian="CZ" style:font-name-complex="Times New Roman1" style:font-size-complex="12pt"/>
    </style:style>
    <style:style style:name="P2" style:family="paragraph" style:parent-style-name="Standard">
      <style:paragraph-properties fo:margin-top="0.176cm" fo:margin-bottom="0.176cm" fo:line-height="100%" fo:text-align="justify" style:justify-single-word="false"/>
      <style:text-properties fo:color="#000000" style:font-name="Calibri2" fo:font-size="12pt" style:font-name-asian="Times New Roman1" style:font-size-asian="12pt" style:language-asian="cs" style:country-asian="CZ" style:font-name-complex="Times New Roman1" style:font-size-complex="12pt"/>
    </style:style>
    <style:style style:name="P3" style:family="paragraph" style:parent-style-name="Standard">
      <style:paragraph-properties fo:margin-top="0.176cm" fo:margin-bottom="0.176cm" fo:line-height="100%" fo:text-align="justify" style:justify-single-word="false"/>
      <style:text-properties fo:color="#000000" style:font-name="Calibri2" fo:font-size="12pt" fo:font-style="italic" style:text-underline-style="solid" style:text-underline-width="auto" style:text-underline-color="font-color" fo:font-weight="bold" style:font-name-asian="Times New Roman1" style:font-size-asian="12pt" style:language-asian="cs" style:country-asian="CZ" style:font-style-asian="italic" style:font-weight-asian="bold" style:font-name-complex="Times New Roman1" style:font-size-complex="12pt" style:font-style-complex="italic" style:font-weight-complex="bold"/>
    </style:style>
    <style:style style:name="P4" style:family="paragraph" style:parent-style-name="Standard">
      <style:text-properties fo:color="#000000" style:font-name="Calibri2" fo:font-size="12pt" style:font-size-asian="12pt" style:font-size-complex="12pt"/>
    </style:style>
    <style:style style:name="P5" style:family="paragraph" style:parent-style-name="Standard">
      <style:text-properties fo:color="#000000" style:font-name="Calibri2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 style:master-page-name="Standard">
      <style:paragraph-properties fo:margin-top="0.176cm" fo:margin-bottom="0.176cm" fo:line-height="100%" fo:text-align="center" style:justify-single-word="false" style:page-number="auto"/>
      <style:text-properties fo:color="#000000" style:font-name="Calibri2" fo:font-size="12pt" fo:font-style="italic" style:text-underline-style="solid" style:text-underline-width="auto" style:text-underline-color="font-color" fo:font-weight="bold" style:font-name-asian="Times New Roman1" style:font-size-asian="12pt" style:language-asian="cs" style:country-asian="CZ" style:font-style-asian="italic" style:font-weight-asian="bold" style:font-name-complex="Arial1" style:font-size-complex="12pt" style:font-style-complex="italic" style:font-weight-complex="bold"/>
    </style:style>
    <style:style style:name="P7" style:family="paragraph" style:parent-style-name="Standard" style:list-style-name="L1">
      <style:paragraph-properties fo:margin-top="0.176cm" fo:margin-bottom="0.176cm" fo:line-height="100%" fo:text-align="justify" style:justify-single-word="false"/>
      <style:text-properties fo:color="#000000" style:font-name="Calibri2" fo:font-size="12pt" style:font-size-asian="12pt" style:font-size-complex="12pt"/>
    </style:style>
    <style:style style:name="P8" style:family="paragraph" style:parent-style-name="Standard" style:list-style-name="L4">
      <style:paragraph-properties fo:margin-top="0.176cm" fo:margin-bottom="0.176cm" fo:line-height="100%"/>
      <style:text-properties fo:color="#000000" style:font-name="Calibri2" fo:font-size="12pt" style:font-size-asian="12pt" style:font-size-complex="12pt"/>
    </style:style>
    <style:style style:name="P9" style:family="paragraph" style:parent-style-name="Standard" style:list-style-name="L1">
      <style:paragraph-properties fo:margin-top="0.176cm" fo:margin-bottom="0.176cm" fo:line-height="100%" fo:text-align="justify" style:justify-single-word="false"/>
      <style:text-properties fo:color="#000000" style:font-name="Calibri2" fo:font-size="12pt" style:font-name-asian="Times New Roman1" style:font-size-asian="12pt" style:language-asian="cs" style:country-asian="CZ" style:font-name-complex="Times New Roman1" style:font-size-complex="12pt"/>
    </style:style>
    <style:style style:name="P10" style:family="paragraph" style:parent-style-name="Standard" style:list-style-name="L2">
      <style:paragraph-properties fo:margin-top="0.176cm" fo:margin-bottom="0.176cm" fo:line-height="100%"/>
      <style:text-properties fo:color="#000000" style:font-name="Calibri2" fo:font-size="12pt" style:font-name-asian="Times New Roman1" style:font-size-asian="12pt" style:language-asian="cs" style:country-asian="CZ" style:font-name-complex="Times New Roman1" style:font-size-complex="12pt"/>
    </style:style>
    <style:style style:name="P11" style:family="paragraph" style:parent-style-name="Standard" style:list-style-name="L3">
      <style:paragraph-properties fo:margin-top="0.176cm" fo:margin-bottom="0.176cm" fo:line-height="100%"/>
      <style:text-properties fo:color="#000000" style:font-name="Calibri2" fo:font-size="12pt" style:font-name-asian="Times New Roman1" style:font-size-asian="12pt" style:language-asian="cs" style:country-asian="CZ" style:font-name-complex="Times New Roman1" style:font-size-complex="12pt"/>
    </style:style>
    <style:style style:name="P12" style:family="paragraph" style:parent-style-name="Standard">
      <style:paragraph-properties fo:margin-top="0.176cm" fo:margin-bottom="0.176cm" fo:line-height="100%"/>
      <style:text-properties fo:color="#000000" style:font-name="Calibri2" fo:font-size="12pt" fo:font-style="italic" style:text-underline-style="solid" style:text-underline-width="auto" style:text-underline-color="font-color" fo:font-weight="bold" style:font-name-asian="Times New Roman1" style:font-size-asian="12pt" style:language-asian="cs" style:country-asian="CZ" style:font-style-asian="italic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margin-top="0.176cm" fo:margin-bottom="0.176cm" fo:line-height="100%" fo:text-align="justify" style:justify-single-word="false"/>
      <style:text-properties fo:color="#000000" style:font-name="Calibri2" fo:font-size="12pt" fo:font-style="normal" style:text-underline-style="none" fo:font-weight="normal" style:font-name-asian="Times New Roman1" style:font-size-asian="12pt" style:language-asian="cs" style:country-asian="CZ" style:font-style-asian="normal" style:font-weight-asian="normal" style:font-name-complex="Times New Roman1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margin-top="0.176cm" fo:margin-bottom="0.176cm" fo:line-height="100%"/>
    </style:style>
    <style:style style:name="P15" style:family="paragraph" style:parent-style-name="Standard" style:list-style-name="L4"/>
    <style:style style:name="P16" style:family="paragraph" style:parent-style-name="Text_20_body">
      <style:paragraph-properties fo:margin-top="0.18cm" fo:margin-bottom="0.18cm" fo:line-height="100%" fo:text-align="justify" style:justify-single-word="false"/>
      <style:text-properties fo:font-variant="normal" fo:text-transform="none" fo:color="#000000" style:text-line-through-style="none" style:font-name="Calibri1" fo:font-size="12pt" fo:font-style="normal" style:text-underline-style="none" fo:font-weight="normal" style:text-blinking="false"/>
    </style:style>
    <style:style style:name="P17" style:family="paragraph" style:parent-style-name="Text_20_body">
      <style:paragraph-properties fo:margin-top="0.176cm" fo:margin-bottom="0.176cm" fo:line-height="100%" fo:text-align="justify" style:justify-single-word="false"/>
      <style:text-properties fo:font-variant="normal" fo:text-transform="none" fo:color="#000000" style:text-line-through-style="none" style:font-name="Calibri1" fo:font-size="12pt" fo:font-style="normal" style:text-underline-style="none" fo:font-weight="normal" style:text-blinking="false" style:font-name-asian="Times New Roman1" style:font-size-asian="12pt" style:language-asian="cs" style:country-asian="CZ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style:font-name-asian="Times New Roman1" style:language-asian="cs" style:country-asian="CZ" style:font-name-complex="Times New Roman1"/>
    </style:style>
    <style:style style:name="T2" style:family="text">
      <style:text-properties fo:font-style="italic" fo:font-weight="bold" style:font-name-asian="Times New Roman1" style:language-asian="cs" style:country-asian="CZ" style:font-style-asian="italic" style:font-weight-asian="bold" style:font-name-complex="Times New Roman1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font-name="Calibri2" fo:font-size="12pt" style:font-size-asian="12pt" style:font-size-complex="12pt"/>
    </style:style>
    <style:style style:name="T6" style:family="text"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Calibri2" fo:font-size="12pt" style:font-name-asian="Times New Roman1" style:font-size-asian="12pt" style:language-asian="cs" style:country-asian="CZ" style:font-name-complex="Times New Roman1" style:font-size-complex="12pt"/>
    </style:style>
    <style:style style:name="T8" style:family="text">
      <style:text-properties fo:color="#000000" style:font-name="Calibri2" fo:font-size="12pt" fo:font-weight="normal" style:font-name-asian="Times New Roman1" style:font-size-asian="12pt" style:language-asian="cs" style:country-asian="CZ" style:font-weight-asian="normal" style:font-name-complex="Times New Roman1" style:font-size-complex="12pt" style:font-weight-complex="normal"/>
    </style:style>
    <style:style style:name="T9" style:family="text">
      <style:text-properties fo:color="#000000" style:font-name="Calibri2" fo:font-size="12pt" fo:font-style="italic" fo:font-weight="normal" style:font-name-asian="Times New Roman1" style:font-size-asian="12pt" style:language-asian="cs" style:country-asian="CZ" style:font-style-asian="italic" style:font-weight-asian="normal" style:font-name-complex="Times New Roman1" style:font-size-complex="12pt" style:font-style-complex="italic" style:font-weight-complex="normal"/>
    </style:style>
    <style:style style:name="T10" style:family="text">
      <style:text-properties fo:color="#000000" style:font-name="Calibri1" fo:font-size="12pt"/>
    </style:style>
    <style:style style:name="T11" style:family="text">
      <style:text-properties fo:font-style="normal" style:text-underline-style="none" fo:font-weight="normal" style:font-name-asian="Times New Roman1" style:language-asian="cs" style:country-asian="CZ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font-style="normal" style:font-name-asian="Times New Roman1" style:language-asian="cs" style:country-asian="CZ" style:font-style-asian="normal" style:font-name-complex="Times New Roman1" style:font-style-complex="normal"/>
    </style:style>
    <style:style style:name="T13" style:family="text">
      <style:text-properties fo:font-style="normal" fo:font-weight="bold" style:font-name-asian="Times New Roman1" style:language-asian="cs" style:country-asian="CZ" style:font-style-asian="normal" style:font-weight-asian="bold" style:font-name-complex="Times New Roman1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„DEN ZEMĚ – Aby bylo na Zemi milo“</text:p>
      <text:p text:style-name="P17">Hezké pondělí :-)</text:p>
      <text:p text:style-name="P16">Milé děti, milí rodiče,</text:p>
      <text:p text:style-name="P16">ve středu slaví svůj den naše planeta Země – <text:span text:style-name="T3">DEN ZEMĚ</text:span> – naším tématem, proto tento týden bude právě Země. Dozvíme se plno věcí o naší planetě a také to, jak se o ni správně starat :-)</text:p>
      <text:p text:style-name="P13"/>
      <text:p text:style-name="P3">Návrhy činností:</text:p>
      <text:list xml:id="list2411541778675449446" text:style-name="L1">
        <text:list-item>
          <text:p text:style-name="P7"><text:span text:style-name="T11">Oblékněte se jeden den do modré barvy. Modrá je barva naší planety Země :-) Prohlédněte si </text:span><text:span text:style-name="T1">knihy, časopisy, encyklopedie - hledejte obrázky Země a přírody.</text:span></text:p>
        </text:list-item>
        <text:list-item>
          <text:p text:style-name="P9">Povídejte si o naší planetě, využijte obrázků z knížek a časopisů:</text:p>
        </text:list-item>
      </text:list>
      <text:p text:style-name="P2"><text:tab/><text:tab/>co znamená modrá planeta</text:p>
      <text:p text:style-name="P2"><text:tab/><text:tab/>co je pitná voda, k čemu je voda potřebná, proč s ní nemáme plýtvat</text:p>
      <text:p text:style-name="P2"><text:tab/><text:tab/>co na Zemi patří, kdo všechno na ní žije (rostliny, živočichové, lidé)</text:p>
      <text:p text:style-name="P1"><text:tab/><text:tab/>co jí pomáhá a co ubližuje</text:p>
      <text:list xml:id="list8841042919164119204" text:style-name="L2">
        <text:list-item>
          <text:p text:style-name="P14"><text:span text:style-name="T7">Poslechněte si písničku "Chválím Tě Země má" (Svěrák – Uhlíř): </text:span><text:a xlink:type="simple" xlink:href="https://www.youtube.com/watch?v=OpNN-reD66M" text:style-name="Internet_20_link" text:visited-style-name="Visited_20_Internet_20_Link">https://www.youtube.com/watch?v=OpNN-reD66M</text:a><text:span text:style-name="T10"> (Určitě se podívejte na video k písničce, je plné krásných záběrů naší Země ;-) )</text:span></text:p>
        </text:list-item>
        <text:list-item>
          <text:p text:style-name="P10">Připomeňte si naši písničku „V lese“ a zazpívejte si :-) Zazpívat si můžete také třeba písničku „Travička zelená“ a další, které vás napadnou ;-)</text:p>
        </text:list-item>
        <text:list-item>
          <text:p text:style-name="P10">Až budete venku, nasbírejte si přírodniny, budou se vám hodit třeba k hrám (můžete použít i různé věco z domova), (např.: zrní, škeble, květy, ořechy,listy, kameny, větvičky,mech..):</text:p>
          <text:list>
            <text:list-item>
              <text:list>
                <text:list-item>
                  <text:p text:style-name="P10">Dej nasbírané přírodniny a věci do pytlíku a rukou naslepo urči, cos nahmatal.</text:p>
                </text:list-item>
                <text:list-item>
                  <text:p text:style-name="P10">Najdi stejnou věc, kterou jsi hmatem našel pod látkou – pexeso (např.: větvička – větvička)</text:p>
                </text:list-item>
              </text:list>
            </text:list-item>
          </text:list>
        </text:list-item>
        <text:list-item>
          <text:p text:style-name="P14"><text:span text:style-name="T8">TŘÍDĚNÍ ODPADU – S tříděním odpadu vám pomůže třeba Tonda Obal (viz. Odkazy) a také složka obrázků- popelnice, odpadky.</text:span><text:span text:style-name="T10">(Složku s obrázky posíláme v následujícím e-mailu ;-) )</text:span> </text:p>
        </text:list-item>
        <text:list-item>
          <text:p text:style-name="P14"><text:span text:style-name="T8">Žížaliště - </text:span><text:span text:style-name="T7">Pozorování žížalích chodbiček ve velké sklenici s pískem a hlínou. </text:span></text:p>
        </text:list-item>
        <text:list-item>
          <text:p text:style-name="P10">Desatero domácí ekologie.</text:p>
        </text:list-item>
        <text:list-item>
          <text:p text:style-name="P14"><text:span text:style-name="T9">Básničky o vodě:</text:span><text:span text:style-name="T7"> „Dešťové kapičky“ - básnička s pohybem, „Voda“</text:span></text:p>
        </text:list-item>
      </text:list>
      <text:p text:style-name="P12">Návrhy TVOŘENÍ:</text:p>
      <text:list xml:id="list2041015552408865039" text:style-name="L3">
        <text:list-item>
          <text:p text:style-name="P11">ebook „TVOŘENÍ Den Země - tipy na tvoření s dětmi“</text:p>
        </text:list-item>
        <text:list-item>
          <text:p text:style-name="P11">Pokus - Rozvíjej se poupátko - vystříhejte květy (buď vymalujte bilý papír nebo můžete použít barevné papíry), okvětní lístky složte do středu květu=poupátko a kvítek-poupátko takto položte na hladinu vody (vodu napusťte třeba do pekáče) a sledujte, co se bude dít </text:p>
        </text:list-item>
        <text:list-item>
          <text:p text:style-name="P11">omalovánky: Země, déšť, kapka vody, popeláři</text:p>
        </text:list-item>
        <text:list-item>
          <text:p text:style-name="P11"><text:soft-page-break/>dešťové kapičky jako panáčci – z papíru, ruce a nohy sekládané z papíru</text:p>
        </text:list-item>
        <text:list-item>
          <text:p text:style-name="P11">frotáž – například kůra stromu, listy (jemný papír, voskovky / pastelky)</text:p>
        </text:list-item>
        <text:list-item>
          <text:p text:style-name="P11">kapka - bublinové mramorování (návod v obrázku)</text:p>
        </text:list-item>
        <text:list-item>
          <text:p text:style-name="P11">obrázek přírody v rámečku z nasbíraných větviček</text:p>
        </text:list-item>
        <text:list-item>
          <text:p text:style-name="P11">planeta Země jako panáček – z papírů</text:p>
        </text:list-item>
        <text:list-item>
          <text:p text:style-name="P11">popelnice ozdobená malůvkami</text:p>
        </text:list-item>
        <text:list-item>
          <text:p text:style-name="P11">recyklace – koláž - kontejnery, výstřižky z letáků</text:p>
        </text:list-item>
        <text:list-item>
          <text:p text:style-name="P11">slovo ZEMĚ - složené z přírodnin, lepení</text:p>
        </text:list-item>
        <text:list-item>
          <text:p text:style-name="P11">voda - zapouštění barvy na vodou potřené čtvrtce</text:p>
        </text:list-item>
        <text:list-item>
          <text:p text:style-name="P11">Země - koláž z útřžků barevných papírů / mozaika na papírovém talíři z nastříhaných barevných papírů</text:p>
        </text:list-item>
        <text:list-item>
          <text:p text:style-name="P11">Země - obtiskávání barvy balónkem / rozmazávání barev přes potravin.folii / obtiskávání dlaní</text:p>
        </text:list-item>
        <text:list-item>
          <text:p text:style-name="P11">složení Země z víček nebo jiného materiálu</text:p>
        </text:list-item>
        <text:list-item>
          <text:p text:style-name="P11">Tvoření+Pracovní list - Mrak, déšť - šedý papír, lepidlo a rýže</text:p>
        </text:list-item>
        <text:list-item>
          <text:p text:style-name="P11">PRACOVNÍ LISTY:</text:p>
          <text:list>
            <text:list-item>
              <text:list>
                <text:list-item>
                  <text:p text:style-name="P11">Den země – v lese – co je SPRÁVNĚ x ŠPATNĚ (2 listy)</text:p>
                </text:list-item>
                <text:list-item>
                  <text:p text:style-name="P11">Jak teče voda</text:p>
                </text:list-item>
                <text:list-item>
                  <text:p text:style-name="P11">Koloběh vody</text:p>
                </text:list-item>
                <text:list-item>
                  <text:p text:style-name="P11">Planety</text:p>
                </text:list-item>
                <text:list-item>
                  <text:p text:style-name="P11">obtahovánka Země</text:p>
                </text:list-item>
              </text:list>
            </text:list-item>
          </text:list>
        </text:list-item>
      </text:list>
      <text:p text:style-name="P5">Odkazy:</text:p>
      <text:list xml:id="list1163634612142316022" text:style-name="L4">
        <text:list-item>
          <text:p text:style-name="P15"><text:span text:style-name="T6">Zvuky vody a přírody</text:span><text:span text:style-name="T5"> v různých podobách si můžete pustit zde: </text:span><text:a xlink:type="simple" xlink:href="http://www.bilysum.cz/1/" text:style-name="Internet_20_link" text:visited-style-name="Visited_20_Internet_20_Link">http://www.bilysum.cz/1/</text:a><text:span text:style-name="T5"> <text:s text:c="3"/>Můžete také zkusit hádat, co za zvuk zrovna posloucháte.</text:span></text:p>
        </text:list-item>
        <text:list-item>
          <text:p text:style-name="P15"><text:span text:style-name="T6">Tonda Obal </text:span><text:span text:style-name="T5">nás naučí spostu věcí o </text:span><text:span text:style-name="T6">třídění odpadu</text:span><text:span text:style-name="T5">. Na jeho stránce si můžete pustit pohádku o tom, jak Muf pomáhal třídit odpad ve Větrném království, zahrát si spostu her a naučit se správně třídit ;-) <text:s text:c="3"/></text:span><text:a xlink:type="simple" xlink:href="https://www.mladsi.tonda-obal.cz/?utm_source=ucitele" text:style-name="Internet_20_link" text:visited-style-name="Visited_20_Internet_20_Link">https://www.mladsi.tonda-obal.cz/?utm_source=ucitele</text:a></text:p>
        </text:list-item>
        <text:list-item>
          <text:p text:style-name="P15"><text:span text:style-name="T6">O koloběhu vody</text:span><text:span text:style-name="T5"> a jejím čištění na vodu pitnou se dozvíte z toho naučného videa: </text:span><text:a xlink:type="simple" xlink:href="https://www.youtube.com/watch?v=Zm_lqw4ui2M" text:style-name="Internet_20_link" text:visited-style-name="Visited_20_Internet_20_Link">https://www.youtube.com/watch?v=Zm_lqw4ui2M</text:a></text:p>
        </text:list-item>
        <text:list-item>
          <text:p text:style-name="P15"><text:span text:style-name="T6">Prasátko Pepa</text:span><text:span text:style-name="T5"> vám zase prozradí vše </text:span><text:span text:style-name="T6">o kompostu</text:span><text:span text:style-name="T5">: </text:span><text:a xlink:type="simple" xlink:href="https://www.youtube.com/watch?v=AMEJYqfJAfk" text:style-name="Internet_20_link" text:visited-style-name="Visited_20_Internet_20_Link">https://www.youtube.com/watch?v=AMEJYqfJAfk</text:a></text:p>
        </text:list-item>
        <text:list-item>
          <text:p text:style-name="P8"><text:span text:style-name="T1">Podívat se můžete na pohádku</text:span><text:span text:style-name="T12"> </text:span><text:span text:style-name="T13">Krtek ve městě</text:span><text:span text:style-name="T2">,</text:span><text:span text:style-name="T1"> kde si znovu zopakujete, co je správné a co ne: </text:span><text:a xlink:type="simple" xlink:href="https://www.youtube.com/watch?v=LDBfEM5F04w" text:style-name="Internet_20_link" text:visited-style-name="Visited_20_Internet_20_Link">https://www.youtube.com/watch?v=LDBfEM5F04w</text:a></text:p>
        </text:list-item>
      </text:list>
      <text:p text:style-name="P4"/>
      <text:p text:style-name="P4"><text:soft-page-break/>Přejeme vám krásný týden :-)</text:p>
      <text:p text:style-name="P4">Deni a Péťa</text:p>
      <text:p text:style-name="P4">PS: Opět budeme rády za vaše fotky z minulého týdne, ať máme zase plné album našich kamarádů 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/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us</meta:initial-creator>
    <dc:creator>Denisa Štenglová</dc:creator>
    <meta:editing-cycles>9</meta:editing-cycles>
    <meta:creation-date>2017-04-17T10:47:00</meta:creation-date>
    <dc:date>2020-04-20T12:02:15.25</dc:date>
    <meta:editing-duration>PT1H14M37S</meta:editing-duration>
    <meta:generator>OpenOffice/4.1.5$Win32 OpenOffice.org_project/415m1$Build-9789</meta:generator>
    <meta:document-statistic meta:table-count="0" meta:image-count="0" meta:object-count="0" meta:page-count="3" meta:paragraph-count="52" meta:word-count="651" meta:character-count="38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